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T10" style:parent-style-name="DefaultParagraphFont" style:family="text">
      <style:text-properties style:font-name="Monospace" fo:color="#000000" fo:font-size="10pt" style:font-size-asian="10pt" fo:background-color="#E8F2FE"/>
    </style:style>
    <style:style style:name="T11" style:parent-style-name="DefaultParagraphFont" style:family="text">
      <style:text-properties style:font-name="Monospace" fo:color="#6A3E3E" fo:font-size="10pt" style:font-size-asian="10pt" fo:background-color="#E8F2FE"/>
    </style:style>
    <style:style style:name="P12" style:parent-style-name="Standard" style:family="paragraph">
      <style:paragraph-properties fo:text-align="justify"/>
    </style:style>
    <style:style style:name="T13" style:parent-style-name="DefaultParagraphFont" style:family="text">
      <style:text-properties style:font-name="Monospace" fo:color="#000000" fo:font-size="10pt" style:font-size-asian="10pt" fo:background-color="#D4D4D4"/>
    </style:style>
    <style:style style:name="T14" style:parent-style-name="DefaultParagraphFont" style:family="text">
      <style:text-properties style:font-name="Monospace" fo:color="#000000" fo:font-size="10pt" style:font-size-asian="10pt" fo:background-color="#E8F2FE"/>
    </style:style>
    <style:style style:name="T15" style:parent-style-name="DefaultParagraphFont" style:family="text">
      <style:text-properties style:font-name="Monospace" fo:color="#6A3E3E" fo:font-size="10pt" style:font-size-asian="10pt" fo:background-color="#E8F2FE"/>
    </style:style>
    <style:style style:name="T16" style:parent-style-name="DefaultParagraphFont" style:family="text">
      <style:text-properties style:font-name="Monospace" fo:color="#000000" fo:font-size="10pt" style:font-size-asian="10pt" fo:background-color="#E8F2FE"/>
    </style:style>
    <style:style style:name="T17" style:parent-style-name="DefaultParagraphFont" style:family="text">
      <style:text-properties style:font-name="Monospace" fo:color="#000000" fo:font-size="10pt" style:font-size-asian="10pt" fo:background-color="#D4D4D4"/>
    </style:style>
    <style:style style:name="T18" style:parent-style-name="DefaultParagraphFont" style:family="text">
      <style:text-properties style:font-name="Monospace" fo:color="#000000" fo:font-size="10pt" style:font-size-asian="10pt" fo:background-color="#E8F2FE"/>
    </style:style>
    <style:style style:name="T19" style:parent-style-name="DefaultParagraphFont" style:family="text">
      <style:text-properties style:font-name="Monospace" fo:color="#6A3E3E" fo:font-size="10pt" style:font-size-asian="10pt" fo:background-color="#E8F2FE"/>
    </style:style>
    <style:style style:name="T20" style:parent-style-name="DefaultParagraphFont" style:family="text">
      <style:text-properties style:font-name="Monospace" fo:color="#000000" fo:font-size="10pt" style:font-size-asian="10pt" fo:background-color="#E8F2FE"/>
    </style:style>
    <style:style style:name="T21" style:parent-style-name="DefaultParagraphFont" style:family="text">
      <style:text-properties style:font-name="Monospace" fo:color="#6A3E3E" fo:font-size="10pt" style:font-size-asian="10pt" fo:background-color="#E8F2FE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</office:automatic-styles>
  <office:body>
    <office:text text:use-soft-page-breaks="true">
      <text:list text:style-name="LFO2" text:continue-numbering="true">
        <text:list-item>
          <text:p text:style-name="P1">Equi Join and Natural Join</text:p>
        </text:list-item>
        <text:list-item>
          <text:p text:style-name="P2">Classes and Methods Used:</text:p>
          <text:list text:continue-numbering="true">
            <text:list-item>
              <text:p text:style-name="P3">Table.java</text:p>
            </text:list-item>
            <text:list-item>
              <text:p text:style-name="P4">ArrayUtil.java-For comparing tuples.</text:p>
            </text:list-item>
            <text:list-item>
              <text:p text:style-name="P5">col(String attribute)- Method<text:s/>for getting index of attribute.</text:p>
            </text:list-item>
          </text:list>
        </text:list-item>
      </text:list>
      <text:p text:style-name="P6"/>
      <text:p text:style-name="P7"><text:s text:c="7"/>3.Classes and methods modified:</text:p>
      <text:list text:style-name="LFO1" text:continue-numbering="true">
        <text:list-item>
          <text:list>
            <text:list-item>
              <text:p text:style-name="P8">Table.java</text:p>
            </text:list-item>
            <text:list-item>
              <text:p text:style-name="P9">Join(<text:span text:style-name="T10">Table<text:s/></text:span><text:span text:style-name="T11">table2</text:span>) -For implementing Natural Join.</text:p>
            </text:list-item>
            <text:list-item>
              <text:p text:style-name="P12">Join(<text:span text:style-name="T13">String</text:span><text:span text:style-name="T14"><text:s/></text:span><text:span text:style-name="T15">attributes1</text:span><text:span text:style-name="T16">,<text:s/></text:span><text:span text:style-name="T17">String</text:span><text:span text:style-name="T18"><text:s/></text:span><text:span text:style-name="T19">attributes2</text:span><text:span text:style-name="T20">, Table<text:s/></text:span><text:span text:style-name="T21">table2</text:span>) -For implementing equijoin</text:p>
            </text:list-item>
          </text:list>
        </text:list-item>
      </text:list>
      <text:p text:style-name="P22"><text:s text:c="8"/>4.Classes Defined:</text:p>
      <text:p text:style-name="P23"><text:s text:c="19"/>a. <text:s/>BothJoinsTest.java –For Testing natural and equijoins.</text:p>
      <text:p text:style-name="P2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kshi Sachdev</meta:initial-creator>
    <dc:creator>Sakshi Sunil Sachdev</dc:creator>
    <meta:creation-date>2016-06-17T00:29:00Z</meta:creation-date>
    <dc:date>2016-06-17T00:30:00Z</dc:date>
    <meta:template xlink:href="Normal.dotm" xlink:type="simple"/>
    <meta:editing-cycles>3</meta:editing-cycles>
    <meta:editing-duration>PT60S</meta:editing-duration>
    <meta:document-statistic meta:page-count="1" meta:paragraph-count="1" meta:word-count="68" meta:character-count="457" meta:row-count="3" meta:non-whitespace-character-count="390"/>
  </office:meta>
</office:document-meta>
</file>